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729fcf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fo:color="#729fcf" fo:background-color="transparent"/>
    </style:style>
    <style:style style:name="P3" style:family="paragraph" style:parent-style-name="Standard">
      <style:paragraph-properties style:line-height-at-least="0.503cm"/>
      <style:text-properties fo:color="#55308d" style:font-name="Droid Sans Mono" fo:font-size="16pt" fo:font-weight="normal" fo:background-color="transparent" style:font-size-asian="16pt" style:font-size-complex="16pt"/>
    </style:style>
    <style:style style:name="P4" style:family="paragraph" style:parent-style-name="Standard">
      <style:paragraph-properties style:line-height-at-least="0.503cm"/>
      <style:text-properties fo:color="#55308d" fo:font-size="16pt" fo:background-color="transparent" style:font-size-asian="16pt" style:font-size-complex="16pt"/>
    </style:style>
    <style:style style:name="P5" style:family="paragraph" style:parent-style-name="Standard">
      <style:paragraph-properties fo:margin-top="0cm" fo:margin-bottom="0.499cm" loext:contextual-spacing="false" style:line-height-at-least="0.503cm"/>
      <style:text-properties fo:color="#729fcf" fo:background-color="transparent"/>
    </style:style>
    <style:style style:name="P6" style:family="paragraph" style:parent-style-name="Standard" style:master-page-name="">
      <loext:graphic-properties draw:fill="none"/>
      <style:paragraph-properties fo:margin-left="0cm" fo:margin-right="-1.401cm" style:line-height-at-least="0.503cm" fo:text-indent="0cm" style:auto-text-indent="false" style:page-number="auto" fo:background-color="transparent"/>
      <style:text-properties fo:color="#55308d" style:font-name="Droid Sans Mono" fo:font-size="16pt" fo:font-weight="normal" fo:background-color="transparent" style:font-size-asian="16pt" style:font-size-complex="16pt"/>
    </style:style>
    <style:style style:name="T1" style:family="text">
      <style:text-properties fo:color="#c586c0"/>
    </style:style>
    <style:style style:name="T2" style:family="text">
      <style:text-properties fo:color="#4ec9b0"/>
    </style:style>
    <style:style style:name="T3" style:family="text">
      <style:text-properties fo:color="#569cd6"/>
    </style:style>
    <style:style style:name="T4" style:family="text">
      <style:text-properties fo:color="#9cdcfe"/>
    </style:style>
    <style:style style:name="T5" style:family="text">
      <style:text-properties fo:color="#dcdcaa"/>
    </style:style>
    <style:style style:name="T6" style:family="text">
      <style:text-properties fo:color="#6a9955"/>
    </style:style>
    <style:style style:name="T7" style:family="text">
      <style:text-properties fo:color="#ce9178"/>
    </style:style>
    <style:style style:name="T8" style:family="text">
      <style:text-properties style:font-name="Droid Sans Mono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fmodule Discuss.TopicController do</text:p>
      <text:p text:style-name="P3">use Discuss.Web, :controller</text:p>
      <text:p text:style-name="P4"/>
      <text:p text:style-name="P3">alias Discuss.Topic</text:p>
      <text:p text:style-name="P4"/>
      <text:p text:style-name="P3">def index(conn, _params) do</text:p>
      <text:p text:style-name="P3"><text:s text:c="2"/>topics = Repo.all(Topic)</text:p>
      <text:p text:style-name="P4"/>
      <text:p text:style-name="P3"><text:s text:c="2"/>render conn, "index.html", topics: topics</text:p>
      <text:p text:style-name="P3">end</text:p>
      <text:p text:style-name="P4"/>
      <text:p text:style-name="P3">def new(conn, _params) do</text:p>
      <text:p text:style-name="P3"><text:s/>changeset = Topic.changeset(%Topic{}, %{})</text:p>
      <text:p text:style-name="P4"/>
      <text:p text:style-name="P3"><text:s/>render(conn, "new.html", changeset: changeset)</text:p>
      <text:p text:style-name="P3">end</text:p>
      <text:p text:style-name="P4"/>
      <text:p text:style-name="P3">def create(conn, %{"topic" =&gt; topic}) do</text:p>
      <text:p text:style-name="P3"><text:s/>changeset = Topic.changeset(%Topic{}, topic)</text:p>
      <text:p text:style-name="P4"><text:span text:style-name="T8"/></text:p>
      <text:p text:style-name="P4"><text:span text:style-name="T8"><text:s/>case Repo.insert(changeset) do</text:span></text:p>
      <text:p text:style-name="P3"><text:s text:c="2"/>{:ok, _topic} -&gt;</text:p>
      <text:p text:style-name="P3"><text:s text:c="4"/>conn</text:p>
      <text:p text:style-name="P3"><text:s text:c="6"/>|&gt; put_flash(:info, "Topic created!")</text:p>
      <text:p text:style-name="P3"><text:s text:c="6"/>|&gt; redirect(to: topic_path(conn, :index))</text:p>
      <text:p text:style-name="P4"/>
      <text:p text:style-name="P3"><text:s/>{:error, changeset} -&gt;</text:p>
      <text:p text:style-name="P3"><text:s text:c="6"/>render(conn, "new.html", changeset: changeset)</text:p>
      <text:p text:style-name="P3"><text:s/>end</text:p>
      <text:p text:style-name="P3"/>
      <text:p text:style-name="P4"><text:span text:style-name="T8">end</text:span></text:p>
      <text:p text:style-name="P4"/>
      <text:p text:style-name="P3">def edit(conn, %{"id" =&gt; topic_id}) do</text:p>
      <text:p text:style-name="P3"><text:s/>topic = Repo.get(Topic, topic_id)</text:p>
      <text:p text:style-name="P3"><text:s/>changeset = Topic.changeset(topic)</text:p>
      <text:p text:style-name="P4"/>
      <text:p text:style-name="P6"><text:s/>render(conn, "edit.html", changeset: changeset, topic: topic)</text:p>
      <text:p text:style-name="P3">end</text:p>
      <text:p text:style-name="P4"/>
      <text:p text:style-name="P3"><text:soft-page-break/>def update(conn,%{"id" =&gt; topic_id, "topic" =&gt; topic}) do</text:p>
      <text:p text:style-name="P3"><text:s/>old_topic = Repo.get(Topic, topic_id)</text:p>
      <text:p text:style-name="P3"><text:s/>changeset = Topic.changeset(old_topic, topic)</text:p>
      <text:p text:style-name="P4"/>
      <text:p text:style-name="P3"><text:s/>case Repo.update(changeset) do</text:p>
      <text:p text:style-name="P3"><text:s text:c="2"/>{:ok, _topic} -&gt;</text:p>
      <text:p text:style-name="P3"><text:s text:c="3"/>conn</text:p>
      <text:p text:style-name="P3"><text:s text:c="5"/>|&gt; put_flash(:info, "Topic Updaed!")</text:p>
      <text:p text:style-name="P3"><text:s text:c="5"/>|&gt; redirect(to: topic_path(conn, :index))</text:p>
      <text:p text:style-name="P4"/>
      <text:p text:style-name="P3"><text:s/>{:error, changeset} -&gt;</text:p>
      <text:p text:style-name="P3"><text:s text:c="2"/>render(conn, "edit.html", changeset: changeset, topic: old_topic)</text:p>
      <text:p text:style-name="P3"><text:s/>end</text:p>
      <text:p text:style-name="P4"/>
      <text:p text:style-name="P3">end</text:p>
      <text:p text:style-name="P4"/>
      <text:p text:style-name="P3">def delete(conn, %{"id" =&gt; topic_id}) do</text:p>
      <text:p text:style-name="P3"><text:s/>Repo.get!(Topic, topic_id) |&gt; Repo.delete!</text:p>
      <text:p text:style-name="P4"/>
      <text:p text:style-name="P3"><text:s/>conn</text:p>
      <text:p text:style-name="P3"><text:s text:c="3"/>|&gt; put_flash(:info, "Topic Deleted")</text:p>
      <text:p text:style-name="P3"><text:s text:c="3"/>|&gt; redirect(to: topic_path(conn, :index))</text:p>
      <text:p text:style-name="P3"><text:s/>end</text:p>
      <text:p text:style-name="P3">end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0.90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33:12.003925285</meta:creation-date>
    <dc:date>2020-08-12T16:06:27.360696895</dc:date>
    <meta:editing-duration>PT1M5S</meta:editing-duration>
    <meta:editing-cycles>1</meta:editing-cycles>
    <meta:document-statistic meta:table-count="0" meta:image-count="0" meta:object-count="0" meta:page-count="2" meta:paragraph-count="46" meta:word-count="151" meta:character-count="1345" meta:non-whitespace-character-count="1172"/>
    <meta:generator>LibreOffice/6.4.2.2$Linux_X86_64 LibreOffice_project/40$Build-2</meta:generator>
  </office:meta>
</office:document-meta>
</file>